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189cm" svg:y="2.54cm" presentation:class="title" presentation:user-transformed="true">
          <draw:text-box>
            <text:p text:style-name="P2"><text:span text:style-name="T1">Program</text:span><text:span text:style-name="T1">ming in </text:span><text:span text:style-name="T1">Network </text:span><text:span text:style-name="T1"><text:line-break/></text:span><text:span text:style-name="T1">Environm</text:span><text:span text:style-name="T1">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15T10:16:15.354986064</dc:date>
    <meta:editing-duration>P7DT20H58M11S</meta:editing-duration>
    <meta:editing-cycles>491</meta:editing-cycles>
    <meta:generator>LibreOffice/6.0.7.3$Linux_X86_64 LibreOffice_project/00m0$Build-3</meta:generator>
    <meta:print-date>2017-10-04T10:42:29.653181544</meta:print-date>
    <meta:document-statistic meta:object-count="26"/>
  </office:meta>
</office:document-meta>
</file>